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"/>
    <style:font-face style:name="OpenSymbol" svg:font-family="OpenSymbol"/>
    <style:font-face style:name="맑은 고딕1" svg:font-family="'맑은 고딕'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표1" style:family="table" style:master-page-name="Standard">
      <style:table-properties style:width="14.914cm" fo:margin-left="0.113cm" fo:margin-right="-0.026cm" fo:margin-top="0.101cm" fo:margin-bottom="0cm" style:page-number="auto" table:align="margins" style:may-break-between-rows="false" table:border-model="collapsing"/>
    </style:style>
    <style:style style:name="표1.A" style:family="table-column">
      <style:table-column-properties style:column-width="3.066cm" style:rel-column-width="13471*"/>
    </style:style>
    <style:style style:name="표1.B" style:family="table-column">
      <style:table-column-properties style:column-width="3.034cm" style:rel-column-width="13331*"/>
    </style:style>
    <style:style style:name="표1.C" style:family="table-column">
      <style:table-column-properties style:column-width="0.549cm" style:rel-column-width="2410*"/>
    </style:style>
    <style:style style:name="표1.D" style:family="table-column">
      <style:table-column-properties style:column-width="2.443cm" style:rel-column-width="10735*"/>
    </style:style>
    <style:style style:name="표1.E" style:family="table-column">
      <style:table-column-properties style:column-width="5.823cm" style:rel-column-width="25588*"/>
    </style:style>
    <style:style style:name="표1.1" style:family="table-row">
      <style:table-row-properties style:min-row-height="0.653cm" style:keep-together="true" fo:keep-together="auto"/>
    </style:style>
    <style:style style:name="표1.A1" style:family="table-cell">
      <style:table-cell-properties style:vertical-align="middle" fo:background-color="transparent" fo:padding-left="0.18cm" fo:padding-right="0.18cm" fo:padding-top="0.049cm" fo:padding-bottom="0.049cm" fo:border="0.018cm solid #000000" style:shadow="none">
        <style:background-image/>
      </style:table-cell-properties>
    </style:style>
    <style:style style:name="표1.A2" style:family="table-cell">
      <style:table-cell-properties style:vertical-align="middle" fo:background-color="#cccc99" fo:padding-left="0.18cm" fo:padding-right="0.18cm" fo:padding-top="0.049cm" fo:padding-bottom="0.049cm" fo:border-left="0.018cm solid #000000" fo:border-right="0.018cm solid #000000" fo:border-top="none" fo:border-bottom="0.018cm solid #000000" style:shadow="none">
        <style:background-image/>
      </style:table-cell-properties>
    </style:style>
    <style:style style:name="표1.B2" style:family="table-cell">
      <style:table-cell-properties style:vertical-align="middle" fo:padding-left="0.18cm" fo:padding-right="0.18cm" fo:padding-top="0.049cm" fo:padding-bottom="0.049cm" fo:border-left="0.018cm solid #000000" fo:border-right="0.018cm solid #000000" fo:border-top="none" fo:border-bottom="0.018cm solid #000000" style:shadow="none"/>
    </style:style>
    <style:style style:name="표1.D3" style:family="table-cell">
      <style:table-cell-properties style:vertical-align="middle" fo:background-color="#cccc99" fo:padding-left="0.18cm" fo:padding-right="0.18cm" fo:padding-top="0.049cm" fo:padding-bottom="0.049cm" fo:border="0.018cm solid #000000" style:shadow="none">
        <style:background-image/>
      </style:table-cell-properties>
    </style:style>
    <style:style style:name="표1.E3" style:family="table-cell" style:data-style-name="N0">
      <style:table-cell-properties style:vertical-align="middle" fo:padding-left="0.18cm" fo:padding-right="0.18cm" fo:padding-top="0.049cm" fo:padding-bottom="0.049cm" fo:border="0.018cm solid #000000" style:shadow="none"/>
    </style:style>
    <style:style style:name="표1.4" style:family="table-row">
      <style:table-row-properties style:min-row-height="1.217cm" style:keep-together="true" fo:keep-together="auto"/>
    </style:style>
    <style:style style:name="표1.B4" style:family="table-cell">
      <style:table-cell-properties style:vertical-align="middle" fo:padding-left="0.18cm" fo:padding-right="0.18cm" fo:padding-top="0.049cm" fo:padding-bottom="0.049cm" fo:border="0.018cm solid #000000" style:shadow="none"/>
    </style:style>
    <style:style style:name="표1.B5" style:family="table-cell">
      <style:table-cell-properties style:vertical-align="middle" fo:background-color="#cccc99" fo:padding-left="0.18cm" fo:padding-right="0.18cm" fo:padding-top="0.049cm" fo:padding-bottom="0.049cm" fo:border-left="0.018cm solid #000000" fo:border-right="none" fo:border-top="none" fo:border-bottom="0.018cm solid #000000" style:shadow="none">
        <style:background-image/>
      </style:table-cell-properties>
    </style:style>
    <style:style style:name="P1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2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3" style:family="paragraph" style:parent-style-name="바탕글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4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5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6" style:family="paragraph" style:parent-style-name="바탕글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7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-0.06cm" style:letter-kerning="false" style:font-name-asian="맑은 고딕1" style:font-size-asian="10pt" style:font-name-complex="맑은 고딕1" style:font-size-complex="10pt"/>
    </style:style>
    <style:style style:name="P8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2pt" fo:letter-spacing="normal" style:letter-kerning="false" style:font-name-asian="맑은 고딕1" style:font-size-asian="12pt" style:language-asian="ko" style:country-asian="KR" style:font-name-complex="맑은 고딕1" style:font-size-complex="12pt"/>
    </style:style>
    <style:style style:name="P9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5pt" fo:letter-spacing="normal" style:letter-kerning="false" style:font-name-asian="맑은 고딕1" style:font-size-asian="15pt" style:font-name-complex="맑은 고딕1" style:font-size-complex="15pt"/>
    </style:style>
    <style:style style:name="P10" style:family="paragraph" style:parent-style-name="바탕글">
      <style:paragraph-properties fo:margin-left="0cm" fo:margin-right="0cm" fo:margin-top="0cm" fo:margin-bottom="0cm" fo:line-height="29%" fo:text-align="center" style:justify-single-word="false" fo:text-indent="0cm" style:auto-text-indent="false" fo:padding="0cm" fo:border="none" style:shadow="none" style:line-break="strict" style:vertical-align="auto" style:snap-to-layout-grid="true"/>
    </style:style>
    <style:style style:name="P11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</style:style>
    <style:style style:name="P12" style:family="paragraph" style:parent-style-name="Standard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14" style:family="paragraph" style:parent-style-name="Text_20_body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15" style:family="paragraph" style:parent-style-name="Text_20_body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93%" fo:text-align="center" style:justify-single-word="false" fo:text-indent="0cm" style:auto-text-indent="false" fo:background-color="transparent" fo:padding="0cm" fo:border="none" style:shadow="none" style:vertical-align="auto" style:snap-to-layout-grid="true">
        <style:background-image/>
      </style:paragraph-properties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17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background-color="transparent" fo:padding="0cm" fo:border="none" style:shadow="none" style:line-break="strict" style:vertical-align="auto" style:snap-to-layout-grid="true">
        <style:background-image/>
      </style:paragraph-properties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18" style:family="paragraph" style:parent-style-name="바탕글">
      <style:paragraph-properties fo:line-height="93%" fo:text-align="center" style:justify-single-word="false" fo:background-color="transparent" style:line-break="strict">
        <style:background-image/>
      </style:paragraph-properties>
      <style:text-properties style:font-name="맑은 고딕1" style:font-name-asian="맑은 고딕1" style:language-asian="ko" style:country-asian="KR" style:font-name-complex="맑은 고딕1"/>
    </style:style>
    <style:style style:name="P19" style:family="paragraph" style:parent-style-name="바탕글">
      <style:paragraph-properties fo:line-height="93%"/>
      <style:text-properties style:font-name="맑은 고딕1" style:font-name-asian="맑은 고딕1" style:font-name-complex="맑은 고딕1"/>
    </style:style>
    <style:style style:name="P20" style:family="paragraph" style:parent-style-name="바탕글">
      <style:paragraph-properties fo:line-height="93%"/>
      <style:text-properties style:font-name="맑은 고딕1" fo:font-size="10pt" style:font-name-asian="맑은 고딕1" style:font-size-asian="10pt" style:language-asian="ko" style:country-asian="KR" style:font-name-complex="맑은 고딕1" style:font-size-complex="10pt"/>
    </style:style>
    <style:style style:name="P21" style:family="paragraph" style:parent-style-name="바탕글">
      <style:paragraph-properties fo:line-height="93%"/>
      <style:text-properties style:font-name="맑은 고딕1" fo:font-size="12pt" style:font-name-asian="맑은 고딕1" style:font-size-asian="12pt" style:language-asian="ko" style:country-asian="KR" style:font-name-complex="맑은 고딕1" style:font-size-complex="12pt"/>
    </style:style>
    <style:style style:name="P22" style:family="paragraph" style:parent-style-name="바탕글">
      <style:paragraph-properties fo:line-height="93%"/>
      <style:text-properties style:font-name="맑은 고딕1" fo:font-size="15pt" fo:letter-spacing="normal" style:letter-kerning="false" style:font-name-asian="맑은 고딕1" style:font-size-asian="15pt" style:font-name-complex="맑은 고딕1" style:font-size-complex="15pt"/>
    </style:style>
    <style:style style:name="P23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24" style:family="paragraph" style:parent-style-name="바탕글">
      <style:paragraph-properties fo:margin-left="0.101cm" fo:margin-right="0cm" fo:margin-top="0cm" fo:margin-bottom="0cm" fo:line-height="95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25" style:family="paragraph" style:parent-style-name="바탕글">
      <style:paragraph-properties fo:margin-left="0.101cm" fo:margin-right="0cm" fo:margin-top="0cm" fo:margin-bottom="0cm" fo:line-height="95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26" style:family="paragraph" style:parent-style-name="바탕글" style:master-page-name="Standard">
      <style:paragraph-properties fo:margin-left="0cm" fo:margin-right="0cm" fo:margin-top="0cm" fo:margin-bottom="0cm" fo:line-height="93%" fo:text-align="center" style:justify-single-word="false" fo:text-indent="0cm" style:auto-text-indent="false" style:page-number="auto" fo:padding="0cm" fo:border="none" style:shadow="none" style:line-break="strict" style:vertical-align="auto" style:snap-to-layout-grid="true"/>
      <style:text-properties style:font-name="맑은 고딕1" fo:font-size="25pt" fo:letter-spacing="normal" fo:font-weight="bold" style:letter-kerning="false" style:font-name-asian="맑은 고딕1" style:font-size-asian="25pt" style:font-weight-asian="bold" style:font-name-complex="맑은 고딕1" style:font-size-complex="25pt" style:font-weight-complex="bold"/>
    </style:style>
    <style:style style:name="P27" style:family="paragraph" style:parent-style-name="바탕글" style:list-style-name="L1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2pt" fo:letter-spacing="normal" style:letter-kerning="false" style:font-name-asian="맑은 고딕1" style:font-size-asian="12pt" style:font-name-complex="맑은 고딕1" style:font-size-complex="12pt"/>
    </style:style>
    <style:style style:name="P28" style:family="paragraph" style:parent-style-name="바탕글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2pt" fo:letter-spacing="normal" style:letter-kerning="false" style:font-name-asian="맑은 고딕1" style:font-size-asian="12pt" style:language-asian="ko" style:country-asian="KR" style:font-name-complex="맑은 고딕1" style:font-size-complex="12pt"/>
    </style:style>
    <style:style style:name="P29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2pt" fo:letter-spacing="normal" style:letter-kerning="false" style:font-name-asian="맑은 고딕1" style:font-size-asian="12pt" style:language-asian="ko" style:country-asian="KR" style:font-name-complex="맑은 고딕1" style:font-size-complex="12pt"/>
    </style:style>
    <style:style style:name="P30" style:family="paragraph" style:parent-style-name="바탕글" style:list-style-name="L1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31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32" style:family="paragraph" style:parent-style-name="바탕글" style:list-style-name="L5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33" style:family="paragraph" style:parent-style-name="바탕글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34" style:family="paragraph" style:parent-style-name="바탕글" style:list-style-name="L6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35" style:family="paragraph" style:parent-style-name="바탕글" style:list-style-name="L7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36" style:family="paragraph" style:parent-style-name="바탕글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37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38" style:family="paragraph" style:parent-style-name="바탕글" style:list-style-name="L9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39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fo:font-weight="bold" style:letter-kerning="false" style:font-name-asian="맑은 고딕1" style:font-size-asian="10pt" style:language-asian="ko" style:country-asian="KR" style:font-weight-asian="bold" style:font-name-complex="맑은 고딕1" style:font-size-complex="10pt" style:font-weight-complex="bold"/>
    </style:style>
    <style:style style:name="P40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5pt" fo:letter-spacing="normal" style:letter-kerning="false" style:font-name-asian="맑은 고딕1" style:font-size-asian="15pt" style:font-name-complex="맑은 고딕1" style:font-size-complex="15pt"/>
    </style:style>
    <style:style style:name="P41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</style:style>
    <style:style style:name="P42" style:family="paragraph" style:parent-style-name="바탕글" style:list-style-name="L2">
      <style:paragraph-properties fo:line-height="93%"/>
      <style:text-properties style:font-name="맑은 고딕1" fo:font-size="10pt" style:letter-kerning="false" style:font-name-asian="맑은 고딕1" style:font-size-asian="10pt" style:language-asian="ko" style:country-asian="KR" style:font-name-complex="맑은 고딕1" style:font-size-complex="10pt"/>
    </style:style>
    <style:style style:name="P43" style:family="paragraph" style:parent-style-name="바탕글" style:list-style-name="L4">
      <style:paragraph-properties fo:line-height="93%"/>
      <style:text-properties style:font-name="맑은 고딕1" fo:font-size="10pt" style:font-name-asian="맑은 고딕1" style:font-size-asian="10pt" style:language-asian="ko" style:country-asian="KR" style:font-name-complex="맑은 고딕1" style:font-size-complex="10pt"/>
    </style:style>
    <style:style style:name="P44" style:family="paragraph" style:parent-style-name="바탕글">
      <style:paragraph-properties fo:line-height="93%"/>
      <style:text-properties style:font-name="맑은 고딕1" style:font-name-asian="맑은 고딕1" style:language-asian="ko" style:country-asian="KR" style:font-name-complex="맑은 고딕1"/>
    </style:style>
    <style:style style:name="P45" style:family="paragraph" style:parent-style-name="바탕글" style:list-style-name="L3">
      <style:paragraph-properties fo:line-height="93%"/>
      <style:text-properties style:font-name="맑은 고딕1" style:font-name-asian="맑은 고딕1" style:language-asian="ko" style:country-asian="KR" style:font-name-complex="맑은 고딕1"/>
    </style:style>
    <style:style style:name="P46" style:family="paragraph" style:parent-style-name="바탕글">
      <style:paragraph-properties fo:line-height="93%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P48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P49" style:family="paragraph" style:parent-style-name="바탕글">
      <style:paragraph-properties fo:margin-left="0.101cm" fo:margin-right="0cm" fo:margin-top="0cm" fo:margin-bottom="0cm" fo:line-height="95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T1" style:family="text">
      <style:text-properties style:language-asian="ko" style:country-asian="KR"/>
    </style:style>
    <style:style style:name="T2" style:family="text">
      <style:text-properties style:use-window-font-color="true"/>
    </style:style>
    <style:style style:name="T3" style:family="text"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T4" style:family="text">
      <style:text-properties style:font-name="맑은 고딕1" fo:font-size="10pt" fo:letter-spacing="normal" style:letter-kerning="false" style:font-name-asian="맑은 고딕1" style:font-size-asian="10pt" style:language-asian="ko" style:country-asian="KR" style:font-name-complex="맑은 고딕1" style:font-size-complex="10pt"/>
    </style:style>
    <style:style style:name="T5" style:family="text">
      <style:text-properties style:font-name="맑은 고딕1" style:font-name-asian="맑은 고딕1" style:language-asian="ko" style:country-asian="KR" style:font-name-complex="맑은 고딕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language-asian="ko" style:country-asian="KR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language-asian="ko" style:country-asian="KR" style:font-weight-asian="bold" style:font-weight-complex="bold"/>
    </style:style>
    <style:style style:name="T10" style:family="text">
      <style:text-properties style:font-name="맑은 고딕" style:font-name-asian="맑은 고딕" style:language-asian="ko" style:country-asian="KR"/>
    </style:style>
    <style:style style:name="T11" style:family="text">
      <style:text-properties style:font-name="맑은 고딕" style:font-name-asian="맑은 고딕" style:language-asian="ko" style:country-asian="KR" style:font-name-complex="맑은 고딕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language-asian="ko" style:country-asian="KR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5" office:value-type="string">
            <text:p text:style-name="P26">프로젝트 수행 계획서</text:p>
          </table:table-cell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2" table:number-rows-spanned="2" office:value-type="string">
            <text:p text:style-name="P1">프로젝트명</text:p>
          </table:table-cell>
          <table:table-cell table:style-name="표1.B2" table:number-rows-spanned="2" table:number-columns-spanned="2" office:value-type="string">
            <text:p text:style-name="P4">가제 마슈(맛이유~) </text:p>
            <text:p text:style-name="P4">- mashu 남아프리카 말로 안녕하세요 라는뜻 맛집플랫폼으로 늘 친절하게 인사하겠다는 의미의 제목 </text:p>
          </table:table-cell>
          <table:covered-table-cell/>
          <table:table-cell table:style-name="표1.A2" office:value-type="string">
            <text:p text:style-name="P1">팀명</text:p>
          </table:table-cell>
          <table:table-cell table:style-name="표1.B2" office:value-type="string">
            <text:p text:style-name="P4">허들</text:p>
          </table:table-cell>
        </table:table-row>
        <table:table-row table:style-name="표1.1">
          <table:covered-table-cell/>
          <table:covered-table-cell/>
          <table:covered-table-cell/>
          <table:table-cell table:style-name="표1.D3" office:value-type="string">
            <text:p text:style-name="P1">인원</text:p>
          </table:table-cell>
          <table:table-cell table:style-name="표1.E3" office:value-type="float" office:value="5">
            <text:p text:style-name="P4">5</text:p>
          </table:table-cell>
        </table:table-row>
        <table:table-row table:style-name="표1.4">
          <table:table-cell table:style-name="표1.D3" office:value-type="string">
            <text:p text:style-name="P4">조원</text:p>
          </table:table-cell>
          <table:table-cell table:style-name="표1.B4" table:number-columns-spanned="4" office:value-type="string">
            <text:p text:style-name="P4">김영신,김은영,백현명,오정균,허성진</text:p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table:number-rows-spanned="3" office:value-type="string">
            <text:p text:style-name="P4">개요</text:p>
          </table:table-cell>
          <table:table-cell table:style-name="표1.B5" table:number-columns-spanned="2" office:value-type="string">
            <text:p text:style-name="P18">활용 분야</text:p>
          </table:table-cell>
          <table:covered-table-cell/>
          <table:table-cell table:style-name="표1.B2" table:number-columns-spanned="2" office:value-type="string">
            <text:p text:style-name="P4"><text:span text:style-name="T2">커뮤니티 친화적인</text:span> 플랫폼</text:p>
          </table:table-cell>
          <table:covered-table-cell/>
        </table:table-row>
        <table:table-row table:style-name="표1.4">
          <table:covered-table-cell/>
          <table:table-cell table:style-name="표1.B5" table:number-columns-spanned="2" office:value-type="string">
            <text:p text:style-name="P4">선정 이유</text:p>
          </table:table-cell>
          <table:covered-table-cell/>
          <table:table-cell table:style-name="표1.B2" table:number-columns-spanned="2" office:value-type="string">
            <text:p text:style-name="P4">실제로 사용되는 웹 개발 기술과 평소 관심 있고 도전해보고 싶었던 경험을 쌓을 수 있어서 선정하게 되었음. </text:p>
          </table:table-cell>
          <table:covered-table-cell/>
        </table:table-row>
        <table:table-row table:style-name="표1.4">
          <table:covered-table-cell/>
          <table:table-cell table:style-name="표1.B5" table:number-columns-spanned="2" office:value-type="string">
            <text:p text:style-name="P4">개발 목표</text:p>
          </table:table-cell>
          <table:covered-table-cell/>
          <table:table-cell table:style-name="표1.B2" table:number-columns-spanned="2" office:value-type="string">
            <text:p text:style-name="P14"><text:span text:style-name="T1">맛집</text:span> <text:span text:style-name="T1">플랫폼</text:span> 개발의 목표는 <text:span text:style-name="T1">일반 사용자와 가게 사장님들의 </text:span><text:s/><text:span text:style-name="T1">소통 창구가 되는 </text:span>인터페이스를 통해 </text:p>
            <text:p text:style-name="P15">직접 경험하지 않아도 구체적인 </text:p>
            <text:p text:style-name="P14"><text:span text:style-name="T1">정보를 </text:span><text:s/>제공<text:span text:style-name="T1">합니다.</text:span></text:p>
            <text:p text:style-name="P14"><text:span text:style-name="T1">안정성과 보안에 대해서도 고려할 것이며 </text:span><text:s/></text:p>
            <text:p text:style-name="P15"><text:s/>다양한 사용자들의 요구를 만족 시키며 실용적인 데이터베이스 관리 능력을 키우고 실제 플랫폼에서 발생할 수 있는 문제들을 대응 관리 및 유지 보수 능력을 키우는 것이 목표입니다.</text:p>
            <text:p text:style-name="P14"/>
          </table:table-cell>
          <table:covered-table-cell/>
        </table:table-row>
        <table:table-row table:style-name="표1.4">
          <table:table-cell table:style-name="표1.A2" office:value-type="string">
            <text:p text:style-name="P1">내용</text:p>
            <text:p text:style-name="P1">(중분류 까지)</text:p>
          </table:table-cell>
          <table:table-cell table:style-name="표1.B2" table:number-columns-spanned="4" office:value-type="string">
            <text:p text:style-name="P9">1. 주체</text:p>
            <text:p text:style-name="P7"><text:s text:c="2"/>일반 회원, 사장님<text:span text:style-name="T1">,관리자</text:span> </text:p>
            <text:p text:style-name="P2"><text:s/></text:p>
            <text:list xml:id="list4827196927010382794" text:style-name="L1">
              <text:list-header>
                <text:p text:style-name="P27"><text:span text:style-name="T1">가. </text:span>일반 회원</text:p>
                <text:list>
                  <text:list-item>
                    <text:list>
                      <text:list-header>
                        <text:p text:style-name="P30"><text:s text:c="4"/><text:span text:style-name="T1">- 상품 리뷰를 실제 방문 고객에게만 받아서 별점 별로 조회하여 이에 <text:s text:c="11"/>따른 통계를 보여주어 신뢰성 있는 정보를 제공한다.</text:span></text:p>
                        <text:p text:style-name="P30"><text:s text:c="4"/><text:span text:style-name="T1">- </text:span>원하는 상품 <text:span text:style-name="T1">및 식품</text:span>을 카테고리별로 쉽게 검색하여 볼 수 있고, <text:span text:style-name="T1">식</text:span>품 구매, <text:span text:style-name="T1">배송,식당 예약,</text:span>상품평, 장바구니, 최근 본 상품, 쿠폰, 이벤트 등을 활용하여 <text:s/>고객들의 플랫폼 이용<text:span text:style-name="T1">에 만족을 높인다. </text:span></text:p>
                      </text:list-header>
                    </text:list>
                  </text:list-item>
                </text:list>
              </text:list-header>
            </text:list>
            <text:p text:style-name="P2"/>
            <text:p text:style-name="P46"><text:span text:style-name="T10">나.</text:span><text:span text:style-name="T11"> </text:span><text:span text:style-name="T5">사장님</text:span></text:p>
            <text:list xml:id="list3873575323012112663" text:style-name="L2">
              <text:list-item>
                <text:list>
                  <text:list-item>
                    <text:p text:style-name="P42">제품 관리 : 가게 메뉴 정보를 추가, 수정, 삭제 및 배송 식품 관리 가능 </text:p>
                  </text:list-item>
                </text:list>
              </text:list-item>
            </text:list>
            <text:p text:style-name="P19"><text:s text:c="10"/>- <text:span text:style-name="T1">고객 </text:span>관리 : <text:span text:style-name="T1">단골 고객들에게 쿠폰 제공 및 이벤트 공지 가능</text:span></text:p>
            <text:list xml:id="list8899433968588630889" text:style-name="L3">
              <text:list-item>
                <text:list>
                  <text:list-item>
                    <text:p text:style-name="P45">주문 관리 : 회원의 주문 정보를 확인하고, 주문 상태를 업데<text:soft-page-break/>이트</text:p>
                  </text:list-item>
                  <text:list-item>
                    <text:p text:style-name="P45">예약 관리 : 회원의 예약 정보를 확인하고, 예약 상태를 업데이트</text:p>
                  </text:list-item>
                  <text:list-item>
                    <text:p text:style-name="P45">리뷰 신고 : 악의적 게시물에 대한 신고 가능</text:p>
                  </text:list-item>
                </text:list>
              </text:list-item>
            </text:list>
            <text:p text:style-name="P44"/>
            <text:p text:style-name="P21">다. 관리자 ( 통합 관리자)</text:p>
            <text:list xml:id="list942575433094365583" text:style-name="L4">
              <text:list-item>
                <text:list>
                  <text:list-item>
                    <text:p text:style-name="P43">전체 예약 결제 ,리뷰,통계 확인 가능</text:p>
                  </text:list-item>
                </text:list>
              </text:list-item>
            </text:list>
            <text:p text:style-name="P20"/>
            <text:p text:style-name="P22">2. 주기능</text:p>
            <text:list xml:id="list304691557362683287" text:style-name="L5">
              <text:list-header>
                <text:p text:style-name="P32"><text:span text:style-name="T6"><text:s/>가</text:span><text:span text:style-name="T7">. </text:span><text:span text:style-name="T6">일반회원</text:span></text:p>
              </text:list-header>
            </text:list>
            <text:p text:style-name="P6"><text:s text:c="3"/>1) 로그인 </text:p>
            <text:p text:style-name="P6"><text:s text:c="5"/>가) 회원가입</text:p>
            <text:p text:style-name="P6"><text:s text:c="5"/>나) 로그인</text:p>
            <text:p text:style-name="P6"><text:s text:c="7"/>1) 아이디 비밀번호 찾기</text:p>
            <text:list xml:id="list6234166481444850147" text:style-name="L6">
              <text:list-item>
                <text:list>
                  <text:list-header>
                    <text:p text:style-name="P34"><text:s text:c="7"/>2) 메일을 통한 임시 비밀번호 전송</text:p>
                  </text:list-header>
                </text:list>
              </text:list-item>
            </text:list>
            <text:p text:style-name="P3"><text:s text:c="6"/><text:span text:style-name="T1">다) 마이페이지</text:span></text:p>
            <text:p text:style-name="P6"><text:s text:c="8"/>1) 회원 정보 수정( 비밀번호, 주소 ,닉네임 등)</text:p>
            <text:list xml:id="list361944741860970612" text:style-name="L7">
              <text:list-item>
                <text:list>
                  <text:list-header>
                    <text:p text:style-name="P35"><text:s text:c="8"/>2)회원 탈퇴 (비밀번호 및 생년월일 입력 후 회원 탈퇴)</text:p>
                  </text:list-header>
                </text:list>
              </text:list-item>
            </text:list>
            <text:p text:style-name="P6"><text:s text:c="8"/>3)찜한 식당(가고 싶은 가게, 본인 맛집 리스트) </text:p>
            <text:p text:style-name="P6"><text:s text:c="8"/>4)장바구니( 배송상품 )</text:p>
            <text:p text:style-name="P6"><text:s text:c="9"/>4-1)예약내역( 식당예약내역 )</text:p>
            <text:p text:style-name="P6"><text:s text:c="8"/>5)결제내역</text:p>
            <text:p text:style-name="P6"><text:s text:c="11"/>-주문한 상품 내역 조회</text:p>
            <text:p text:style-name="P6"><text:s text:c="14"/>-운송장번호</text:p>
            <text:p text:style-name="P6"><text:s text:c="13"/>-취소/반품 신청</text:p>
            <text:p text:style-name="P6"><text:s text:c="8"/>6)사용가능한 쿠폰 조회(사용가능 기한)</text:p>
            <text:p text:style-name="P6"><text:s text:c="8"/>7)내가 작성한 리뷰 조회</text:p>
            <text:p text:style-name="P6"><text:s text:c="8"/>8)등급</text:p>
            <text:p text:style-name="P6"><text:s text:c="11"/>-마일리지 조회</text:p>
            <text:p text:style-name="P6"><text:s text:c="7"/>9)팔로우 및 팔로워 내역</text:p>
            <text:p text:style-name="P6"><text:s text:c="6"/>10)문의내역 조회하기</text:p>
            <text:p text:style-name="P6"/>
            <text:p text:style-name="P6"><text:s text:c="5"/>라) 식당 목록</text:p>
            <text:p text:style-name="P6"><text:s text:c="8"/>1) 다른 회원 가고 싶은 가게 리스트 조회</text:p>
            <text:p text:style-name="P6"><text:s text:c="8"/>2) 원하는 가게 및 음식 검색(거리순)</text:p>
            <text:p text:style-name="P6"><text:s text:c="9"/>가- 평점 높은 순 정렬</text:p>
            <text:p text:style-name="P6"><text:s text:c="9"/>나- 평점 낮은 순 정렬</text:p>
            <text:p text:style-name="P6"><text:s text:c="9"/>다- 리뷰 많은 순 정렬</text:p>
            <text:p text:style-name="P6"><text:s text:c="9"/>라- 리뷰 적은 순 정렬</text:p>
            <text:p text:style-name="P6"><text:s text:c="9"/></text:p>
            <text:p text:style-name="P6"><text:soft-page-break/><text:s text:c="8"/>3)식당 상세 조회</text:p>
            <text:p text:style-name="P6"><text:s text:c="13"/>-리뷰 조회(추천하기 버튼)</text:p>
            <text:p text:style-name="P6"><text:s text:c="13"/>-상세 정보(쿠폰 발급버튼)</text:p>
            <text:p text:style-name="P6"><text:s text:c="13"/>-사장님인 경우, 관리하기 버튼</text:p>
            <text:p text:style-name="P6"><text:s text:c="18"/>-관리화면으로 넘어감</text:p>
            <text:p text:style-name="P6"><text:s text:c="13"/>-근처 추천 식당(같은 카테고리 식당)</text:p>
            <text:p text:style-name="P6"><text:s text:c="13"/>-예약 및 결제, 배송 버튼</text:p>
            <text:p text:style-name="P3"><text:span text:style-name="T1"><text:s text:c="13"/>-</text:span><text:span text:style-name="T9"> </text:span><text:span text:style-name="T13">찜</text:span></text:p>
            <text:p text:style-name="P2"><text:s text:c="4"/><text:span text:style-name="T1">마)</text:span><text:span text:style-name="T13">고객센터</text:span></text:p>
            <text:p text:style-name="P2"><text:s text:c="8"/><text:span text:style-name="T1">-</text:span>공지사항</text:p>
            <text:p text:style-name="P5"><text:s text:c="8"/>-자주 묻는 질문(FAQ)</text:p>
            <text:p text:style-name="P5"><text:s text:c="8"/>- 1:1 문의 글 등록</text:p>
            <text:p text:style-name="P2"><text:s text:c="7"/></text:p>
            <text:p text:style-name="P39"><text:s text:c="4"/><text:span text:style-name="T12">바)등급 산정 기준</text:span></text:p>
            <text:p text:style-name="P2"><text:s text:c="9"/><text:span text:style-name="T1">- 등급 선정 기능 및 혜택 기능 (마일리지 지급 기준)</text:span></text:p>
            <text:p text:style-name="P8"/>
            <text:p text:style-name="P2"><text:span text:style-name="T7">나. </text:span><text:span text:style-name="T6">관리자</text:span></text:p>
            <text:p text:style-name="P2"><text:s text:c="5"/>- 회원 정보 관리</text:p>
            <text:p text:style-name="P2"><text:s text:c="5"/>- <text:span text:style-name="T1">식당</text:span> 관리<text:span text:style-name="T1">(제거 및 추가)</text:span></text:p>
            <text:p text:style-name="P2"><text:s text:c="5"/>- <text:span text:style-name="T1">음식 카테고리 </text:span>별 관리</text:p>
            <text:p text:style-name="P2"><text:s text:c="5"/>- <text:span text:style-name="T1">식당 </text:span>별 리뷰 <text:span text:style-name="T1">관리</text:span></text:p>
            <text:p text:style-name="P2"><text:s text:c="5"/><text:span text:style-name="T1">- 신고 관리</text:span></text:p>
            <text:p text:style-name="P2"><text:s text:c="5"/>- 게시판 관리</text:p>
            <text:p text:style-name="P2"><text:s text:c="5"/>- 주문/ 배송관리</text:p>
            <text:p text:style-name="P2"><text:s text:c="5"/>- 취소/환불 관리</text:p>
            <text:p text:style-name="P2"><text:s text:c="5"/>- 매<text:span text:style-name="T1">출</text:span> 통계 (그래프) <text:span text:style-name="T1">조회</text:span></text:p>
            <text:p text:style-name="P5"><text:s text:c="5"/>- 이벤트 관리</text:p>
            <text:p text:style-name="P2"><text:s text:c="5"/></text:p>
            <text:p text:style-name="P28">다. 사장님</text:p>
            <text:p text:style-name="P6"><text:s text:c="8"/>1)식당 상세 조회</text:p>
            <text:p text:style-name="P6"><text:s text:c="13"/>-문의 사항 관리</text:p>
            <text:p text:style-name="P6"><text:s text:c="13"/>-상세 정보</text:p>
            <text:p text:style-name="P6"><text:s text:c="16"/>-메뉴,배송,예약,쿠폰 추가/수정/삭제</text:p>
            <text:p text:style-name="P6"><text:s text:c="16"/>-예약 및 결제, 배송 관리</text:p>
            <text:p text:style-name="P6"><text:s text:c="9"/>2)매출관리</text:p>
            <text:p text:style-name="P6"><text:s text:c="14"/>-매출 통계 (그래프) 조회</text:p>
            <text:p text:style-name="P28"><text:s text:c="11"/></text:p>
            <text:p text:style-name="P28"/>
            <text:p text:style-name="P9">3. 세부기능</text:p>
            <text:p text:style-name="P23"><text:soft-page-break/><text:s text:c="4"/><text:span text:style-name="T6">1) 일반회원</text:span></text:p>
            <text:p text:style-name="P23"><text:s text:c="6"/><text:span text:style-name="T1">-</text:span> 회원가입</text:p>
            <text:p text:style-name="P23"><text:s text:c="8"/><text:span text:style-name="T1">아이디, 패스워드, 이름 ,주소(주소API 사용), 전화번호, 이메일,</text:span></text:p>
            <text:p text:style-name="P47"><text:s text:c="7"/>생년월일 입력하여 회원가입 할 수 있다.</text:p>
            <text:p text:style-name="P23"><text:s text:c="5"/><text:span text:style-name="T1">- 로그인</text:span></text:p>
            <text:p text:style-name="P47"><text:s text:c="7"/>자신의 아이디, 비밀번호 입력 후 성공 시 로그인</text:p>
            <text:p text:style-name="P47"><text:s text:c="7"/>아니면 경고 안내를 한다</text:p>
            <text:p text:style-name="P47"><text:s text:c="5"/>-아이디 찾기</text:p>
            <text:p text:style-name="P47"><text:s text:c="8"/>이름이랑 이메일 주소 확인 후 일치하면 화면에 노출한다</text:p>
            <text:p text:style-name="P47"><text:s text:c="5"/>-비밀번호 찾기</text:p>
            <text:p text:style-name="P47"><text:s text:c="8"/>아이디와 이메일 주소 확인 후 일치하면 이메일로 임시 비밀번호</text:p>
            <text:p text:style-name="P47"><text:s text:c="8"/>전송한다 </text:p>
            <text:p text:style-name="P23"><text:s text:c="5"/><text:span text:style-name="T1">- </text:span>회원정보 수정</text:p>
            <text:p text:style-name="P23"><text:s text:c="7"/><text:span text:style-name="T1">회원은 회원 정보를 수정할 수 있다. <text:s/></text:span>비밀번호가 일치해야 </text:p>
            <text:p text:style-name="P23"><text:s text:c="7"/>수정 가능하며, 아이디를 제외한 정보를 수정할 수 있다.</text:p>
            <text:p text:style-name="P5"/>
            <text:p text:style-name="P5"><text:s text:c="6"/>-회원 탈퇴</text:p>
            <text:list xml:id="list3853905600891690151" text:style-name="L9">
              <text:list-item>
                <text:list>
                  <text:list-item>
                    <text:list>
                      <text:list-header>
                        <text:p text:style-name="P38"><text:s text:c="7"/>비밀번호를 재입력하고 탈퇴 신청 시 탈퇴 사유를 묻는 메시지를</text:p>
                        <text:p text:style-name="P38"><text:s text:c="7"/>띄우고 탈퇴를 완료할 수 있게 한다. <text:s text:c="6"/></text:p>
                      </text:list-header>
                    </text:list>
                  </text:list-item>
                </text:list>
              </text:list-item>
            </text:list>
            <text:p text:style-name="P2"><text:s text:c="6"/></text:p>
            <text:p text:style-name="P5"><text:s text:c="4"/>- 원하는 식당 검색</text:p>
            <text:p text:style-name="P5"><text:s text:c="8"/>회원은 식당 명, 식당 카테고리 등의 키워드를 입력</text:p>
            <text:p text:style-name="P5"><text:s text:c="7"/>하여 원하는 식당을 검색 할 수 있다. 회원은 거리, 평점, 리뷰 수</text:p>
            <text:p text:style-name="P5"><text:s text:c="7"/>등의 기준으로 검색 결과를 필터링 할 수 있다.</text:p>
            <text:p text:style-name="P5"><text:s text:c="6"/></text:p>
            <text:p text:style-name="P5"><text:s text:c="4"/>- 찜한 식당 리스트</text:p>
            <text:p text:style-name="P5"><text:s text:c="7"/>좋아요를 누르면 좋아요 리스트에 해당 식당을 담아준다.</text:p>
            <text:p text:style-name="P5"><text:s text:c="7"/>목록은 카테고리별로 조회 가능하다.</text:p>
            <text:p text:style-name="P5"/>
            <text:p text:style-name="P5"><text:s text:c="5"/>- 식당 상세내역 조회 및 구매</text:p>
            <text:p text:style-name="P5"><text:s text:c="8"/>회원은 식당 상세내역 페이지에서 특정 상품을 클릭하여 </text:p>
            <text:p text:style-name="P5"><text:s text:c="8"/>상품 설명을 확인할 수 있다. </text:p>
            <text:p text:style-name="P5"><text:s text:c="8"/>회원은 상품 페이지에서 원하는 수량을 선택하여 장바구니에 </text:p>
            <text:p text:style-name="P5"><text:s text:c="8"/>담거나 바로 결제하기를 통해 결제 페이지로 넘어갈 수 있다. </text:p>
            <text:p text:style-name="P5"/>
            <text:p text:style-name="P2"><text:span text:style-name="T1"><text:s text:c="5"/>-</text:span> 해당 <text:span text:style-name="T1">식당</text:span> 리뷰</text:p>
            <text:p text:style-name="P25"><text:s text:c="6"/><text:span text:style-name="T1">회원은 식당에 대한 리뷰를 <text:s/>조회할 수 있다. </text:span></text:p>
            <text:p text:style-name="P24"><text:s text:c="6"/>자신이 작성한 리뷰를 수정하고 삭제할 수 있다. </text:p>
            <text:p text:style-name="P24"><text:s text:c="6"/>리뷰에 좋아요를 눌러 공감을 표시 및 취소를 할 수 있다. </text:p>
            <text:p text:style-name="P2"><text:s text:c="5"/></text:p>
            <text:p text:style-name="P5"><text:s text:c="6"/>-장바구니 상품 등록</text:p>
            <text:p text:style-name="P5"><text:s text:c="6"/>회원은 원하는 상품의 '장바구니 담기' 버튼을 클릭하여 장바구니</text:p>
            <text:p text:style-name="P5"><text:soft-page-break/><text:s text:c="6"/>등록을 할 수 있다. 장바구니 아이콘을 클릭하여 장바구니 상품 </text:p>
            <text:p text:style-name="P5"><text:s text:c="7"/>목록을 조회하고 전체/일부 선택하여 삭제할 수 있다. </text:p>
            <text:p text:style-name="P5"><text:s text:c="5"/></text:p>
            <text:p text:style-name="P5"><text:s text:c="7"/>장바구니에 담긴 상품을 모두 확인하고 결제 하고자 할 때 </text:p>
            <text:p text:style-name="P5"><text:s text:c="7"/>결제 버튼을 눌러 결제 페이지로 이동 한다.</text:p>
            <text:p text:style-name="P2"><text:s text:c="2"/><text:span text:style-name="T1"><text:s text:c="2"/></text:span></text:p>
            <text:p text:style-name="P5"><text:s text:c="4"/>-결제하기</text:p>
            <text:p text:style-name="P5"><text:s text:c="8"/>결제페이지로 넘어가서 결제하기 누르면 카카오페이로 결제한다.</text:p>
            <text:p text:style-name="P5"><text:s text:c="8"/>쿠폰 사용가능 여부 확인하여 사용가능한 쿠폰 적용이 가능하다</text:p>
            <text:p text:style-name="P5"><text:s text:c="8"/>또한, 적립한 마일리지도 사용하여 결제금액 차감이 가능하다.</text:p>
            <text:p text:style-name="P5"><text:s text:c="7"/>등급별 결제금액에 대한 적립 마일리지를 표시해주고 결제 시</text:p>
            <text:p text:style-name="P5"><text:s text:c="7"/>해당 마일리지만큼 적립이 된다.</text:p>
            <text:p text:style-name="P5"><text:s text:c="6"/></text:p>
            <text:p text:style-name="P2"><text:s text:c="4"/>- 주문내역확인</text:p>
            <text:p text:style-name="P2"><text:s text:c="6"/><text:span text:style-name="T1">회원은 마이 페이지에서 자신의 주문 목록을 확인 할 수 있다 . </text:span></text:p>
            <text:p text:style-name="P5"><text:s text:c="4"/>주문한 상품의 이름, 가격, 수량, 주문 날짜, 주문 상태의 정보를</text:p>
            <text:p text:style-name="P5"><text:s text:c="4"/>확인 할 수 있다. 운송장 번호 확인이 가능하다</text:p>
            <text:p text:style-name="P2"><text:s text:c="6"/></text:p>
            <text:p text:style-name="P2"><text:s text:c="5"/><text:span text:style-name="T1">- </text:span>주문한 내역 취소/ 반품</text:p>
            <text:p text:style-name="P2"><text:s text:c="8"/>주<text:span text:style-name="T1">문한 내역 취소 및 반품이 가능하다</text:span></text:p>
            <text:p text:style-name="P2"><text:s text:c="4"/></text:p>
            <text:p text:style-name="P2"><text:s text:c="4"/><text:span text:style-name="T1">- 예약 내역 확인</text:span></text:p>
            <text:p text:style-name="P5"><text:s text:c="8"/>예약한 식당 정보, 시간, 날짜, 인원 수를 확인할 수 있다.</text:p>
            <text:p text:style-name="P5"/>
            <text:p text:style-name="P12"><text:s text:c="6"/><text:span text:style-name="T1">-</text:span> 쿠폰 확인</text:p>
            <text:p text:style-name="P2"><text:s text:c="8"/><text:span text:style-name="T1">회원은 마이페이지의 쿠폰 메뉴를 통해 보유한 쿠폰 목록을 </text:span></text:p>
            <text:p text:style-name="P5"><text:s text:c="8"/>확인 할 수 있다. 각 쿠폰의 이름, 할인 금액 or 할인율, 만료 날짜</text:p>
            <text:p text:style-name="P5"><text:s text:c="8"/>등을 확인 할 수 있다.</text:p>
            <text:p text:style-name="P5"/>
            <text:p text:style-name="P5"><text:s text:c="5"/>- 내가 작성한 리뷰 조회</text:p>
            <text:p text:style-name="P5"><text:s text:c="8"/>내가 작성한 리뷰를 조회 및 수정/삭제가 가능하다</text:p>
            <text:p text:style-name="P5"><text:s text:c="4"/></text:p>
            <text:p text:style-name="P2"><text:s text:c="5"/><text:span text:style-name="T1">- </text:span><text:s/>공지사항/ <text:span text:style-name="T1">FAQ</text:span> 열람</text:p>
            <text:p text:style-name="P2"><text:s text:c="7"/><text:span text:style-name="T1">회원은 공지사항 / FAQ메뉴를 통해 공지사항을 확인 할 수 있다.</text:span></text:p>
            <text:p text:style-name="P5"><text:s text:c="6"/>공지사항 메뉴를 통해 최신 공지사항을 확인 할 수 있다.</text:p>
            <text:p text:style-name="P5"><text:s text:c="6"/>FAQ메뉴를 통해 자주 묻는 질문들을 확인 할 수 있다. 질문을 </text:p>
            <text:p text:style-name="P5"><text:s text:c="6"/>선택하여 상세 내용을 확인 할 수 있다. <text:s/>댓글 작성이 가능하다</text:p>
            <text:p text:style-name="P5"/>
            <text:p text:style-name="P5"><text:s text:c="6"/>- 1:1 문의게시판</text:p>
            <text:p text:style-name="P2"><text:s text:c="8"/>회원이 <text:span text:style-name="T1">작성</text:span>한 문의 내용 조회 및 수정/삭제<text:span text:style-name="T1">가</text:span> 가능하다<text:span text:style-name="T1">.</text:span></text:p>
            <text:p text:style-name="P5"/>
            <text:p text:style-name="P5"><text:s text:c="6"/>- 마일리지 조회</text:p>
            <text:p text:style-name="P5"><text:soft-page-break/><text:s text:c="7"/>회원은 마이페이지의 포인트 내역을 통해 현재 자신이 보유하고</text:p>
            <text:p text:style-name="P5"><text:s text:c="5"/>있는 포인트 잔액을 확인 할 수 있고, 적립하고 사용한 내역을 </text:p>
            <text:p text:style-name="P5"><text:s text:c="5"/>확인 할 수 있다. 회원은 상품 결제시, 포인트를 사용한만큼 상품</text:p>
            <text:p text:style-name="P5"><text:s text:c="5"/>금액을 할인 받을 수 있다. </text:p>
            <text:p text:style-name="P5"><text:s text:c="5"/></text:p>
            <text:p text:style-name="P2"><text:s text:c="6"/><text:span text:style-name="T1">- 등급 선정 기준 및 혜택 확인</text:span></text:p>
            <text:p text:style-name="P5"><text:s text:c="7"/>회원은 마이페이지의 나의 등급 페이지에서 현재 등급과 등급</text:p>
            <text:p text:style-name="P5"><text:s text:c="5"/>선정 기준을 확인 할 수 있다. 등급 선정 기준은 기간 내 누적 금액</text:p>
            <text:p text:style-name="P5"><text:s text:c="5"/>을 기반으로 한다. 또한 등급 별 혜택 메뉴를 통해 각 등급 별로 </text:p>
            <text:p text:style-name="P5"><text:s text:c="5"/>제공되는 쿠폰과 적립율을 확인 할 수 있다. </text:p>
            <text:p text:style-name="P5"/>
            <text:p text:style-name="P5"><text:s text:c="5"/>- 팔로우 및 팔로워 내역</text:p>
            <text:p text:style-name="P5"><text:s text:c="8"/>팔로우 및 팔로워한 회원을 조회할 수 있다</text:p>
            <text:p text:style-name="P2"><text:span text:style-name="T1"><text:s text:c="4"/></text:span></text:p>
            <text:p text:style-name="P2"><text:span text:style-name="T6"><text:s/></text:span><text:span text:style-name="T7">2) </text:span><text:span text:style-name="T6">관리자</text:span></text:p>
            <text:p text:style-name="P2"><text:span text:style-name="T1"><text:s text:c="4"/>-</text:span> 회원정보 관리</text:p>
            <text:p text:style-name="P2"><text:s text:c="6"/><text:span text:style-name="T1">관리자는 회원 관리 페이지에서 모든 회원의 목록을 조회 할 </text:span></text:p>
            <text:p text:style-name="P5"><text:s text:c="3"/>수 있다. 관리자는 회원의 ID,이름 등의 정보를</text:p>
            <text:p text:style-name="P5"><text:s text:c="4"/>기준으로 특정 회원 검색을 할 수 있다. 회원 목록에서 특정</text:p>
            <text:p text:style-name="P5"><text:s text:c="4"/>회원을 선택하여 그 회원의 상세 정보를 확인 할 수 있다. 이때</text:p>
            <text:p text:style-name="P5"><text:s text:c="4"/>회원의 개인정보, 등급, 가입 이력, 구매 이력, 쿠폰 및 포인트 사용</text:p>
            <text:p text:style-name="P2"><text:span text:style-name="T1"><text:s text:c="3"/>이력을 확인 할 수 있다. <text:s text:c="2"/></text:span></text:p>
            <text:p text:style-name="P2"><text:s text:c="5"/><text:span text:style-name="T1">-</text:span> <text:span text:style-name="T1">식당 카테고리</text:span> 관리</text:p>
            <text:p text:style-name="P2"><text:s text:c="7"/><text:span text:style-name="T1">관리자는 식당 카테고리를 생성하고 수정 할 수 있다. <text:s/></text:span></text:p>
            <text:p text:style-name="P2"><text:span text:style-name="T1"><text:s text:c="6"/>관리자는 각 카테고리에 속한 식당들의 목록을 확인 할 수 있다.</text:span></text:p>
            <text:p text:style-name="P5"><text:s text:c="5"/>- 식당 관리</text:p>
            <text:p text:style-name="P2"><text:s text:c="7"/>: <text:span text:style-name="T1">추가 및 제거</text:span></text:p>
            <text:p text:style-name="P2"><text:s text:c="5"/><text:span text:style-name="T1">-</text:span> 리뷰 <text:s/>관리</text:p>
            <text:p text:style-name="P2"><text:s text:c="9"/>고객들이 작성한 <text:span text:style-name="T1">식당 </text:span>리뷰<text:span text:style-name="T1">를 </text:span>관리<text:span text:style-name="T1">한다. </text:span></text:p>
            <text:p text:style-name="P2"><text:span text:style-name="T1"><text:s text:c="9"/>식당 별 조회가 가능하다</text:span></text:p>
            <text:p text:style-name="P2"><text:s text:c="5"/><text:span text:style-name="T1">- 신고 관리</text:span></text:p>
            <text:p text:style-name="P5"><text:s text:c="9"/>신고 내용 확인 후 사이트 이용을 차단한다</text:p>
            <text:p text:style-name="P5"/>
            <text:p text:style-name="P2"><text:s text:c="5"/><text:span text:style-name="T1">- </text:span>게시판 관리</text:p>
            <text:p text:style-name="P2"><text:s text:c="9"/><text:span text:style-name="T1">공지사항 / FAQ 게시판/ 이벤트 게시판을 추가/수정이 가능하다</text:span></text:p>
            <text:p text:style-name="P2"><text:s text:c="5"/><text:span text:style-name="T1">-</text:span> 고객센터관리</text:p>
            <text:p text:style-name="P2"><text:s text:c="9"/><text:span text:style-name="T1">회원의 1:1 문의를 조회하고 답변을 달 수 있다.</text:span></text:p>
            <text:p text:style-name="P2"><text:span text:style-name="T1"><text:s text:c="9"/>공지사항을 등록할 수 있다. </text:span></text:p>
            <text:p text:style-name="P2"><text:s text:c="5"/><text:span text:style-name="T1">-</text:span> <text:span text:style-name="T1">주문 및 </text:span>배송 <text:span text:style-name="T1">관리</text:span></text:p>
            <text:p text:style-name="P5"><text:s text:c="8"/>전체 주문을 조회할 수 있다.</text:p>
            <text:p text:style-name="P5"><text:s text:c="6"/>- 예약 관리</text:p>
            <text:p text:style-name="P5"><text:s text:c="10"/>예약을 조회할 수 있다.</text:p>
            <text:p text:style-name="P5"><text:soft-page-break/><text:s text:c="6"/>- 매출 통계(그래프) 조회</text:p>
            <text:p text:style-name="P5"><text:s text:c="10"/>메인화면에서 각종 통계 정보들을 확인할 수 있다.</text:p>
            <text:p text:style-name="P5"><text:s text:c="6"/>- 이벤트 관리</text:p>
            <text:p text:style-name="P5"><text:s text:c="10"/>이벤트 대상자에게 마일리지를 지급한다.</text:p>
            <text:p text:style-name="P5"><text:s text:c="8"/></text:p>
            <text:p text:style-name="P8">3) 사장님</text:p>
            <text:p text:style-name="P5"><text:span text:style-name="T6"><text:s text:c="5"/></text:span>- 식당 정보 조회 및 관리</text:p>
            <text:p text:style-name="P5"><text:s text:c="9"/>: 식당 상세 정보(식당 명, 주소, 전화 번호, 오픈 시간 등)</text:p>
            <text:p text:style-name="P5"><text:s text:c="6"/>- 메뉴</text:p>
            <text:p text:style-name="P5"><text:s text:c="8"/>: 메뉴를 추가/수정/삭제 할 수 있다.</text:p>
            <text:p text:style-name="P5"><text:s text:c="5"/>- 배송 상품</text:p>
            <text:p text:style-name="P5"><text:s text:c="7"/>:배송 상품을 추가/수정/삭제 할 수 있다.</text:p>
            <text:p text:style-name="P5"><text:s text:c="5"/>- 예약</text:p>
            <text:p text:style-name="P5"><text:s text:c="8"/>:예약 상품을 추가/수정/삭제 할 수 있다.</text:p>
            <text:p text:style-name="P5"><text:s text:c="5"/>- 쿠폰</text:p>
            <text:p text:style-name="P5"><text:s text:c="8"/>:지급하고자 하는 쿠폰을 추가/수정/삭제 할 수 있다.</text:p>
            <text:p text:style-name="P5"><text:s text:c="5"/>- 환불 및 반품 처리</text:p>
            <text:p text:style-name="P5"><text:s text:c="7"/>:회원의 요청에 따라 해당 상품 환불 및 반품 여부를 확인한 후 </text:p>
            <text:p text:style-name="P5"><text:s text:c="8"/>환불 한다. </text:p>
            <text:p text:style-name="P2"><text:s text:c="6"/><text:span text:style-name="T1">-</text:span>매출내역관리 </text:p>
            <text:p text:style-name="P11"><text:span text:style-name="T3"><text:s text:c="8"/>:</text:span><text:span text:style-name="T4">특정 기간 동안의 총 매출, 각 상품 카테고리 별 판매 현황, </text:span></text:p>
            <text:p text:style-name="P11"><text:span text:style-name="T4"><text:s text:c="9"/>인기 상품, 할인 쿠폰 사용 현황 등을 조회할 수 있다. </text:span></text:p>
            <text:p text:style-name="P5"/>
            <text:p text:style-name="P5"><text:s text:c="6"/>-식당 문의 관리</text:p>
            <text:p text:style-name="P2"><text:span text:style-name="T1"><text:s text:c="8"/>:식당 문의에 답변을 달 수 있다</text:span></text:p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office:value-type="string">
            <text:p text:style-name="P4">기대 효과</text:p>
          </table:table-cell>
          <table:table-cell table:style-name="표1.B2" table:number-columns-spanned="4" office:value-type="string">
            <text:p text:style-name="P12">일반고객 : 서비스 <text:span text:style-name="T1">내 다양한 정보를 통해 만족스러운 소비를 할 수 있다.</text:span></text:p>
            <text:p text:style-name="P2"><text:s/>관리자 : <text:span text:style-name="T1">다양한 데이터와 통계를 통해 더 좋은 서비스를 제공할 수 있다.</text:span></text:p>
            <text:p text:style-name="P5">사장님 : 고객들의 평점과 리뷰를 확인하여 더 좋은 서비스를 제공할</text:p>
            <text:p text:style-name="P5"><text:s text:c="11"/>수 있다.</text:p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table:number-rows-spanned="2" office:value-type="string">
            <text:p text:style-name="P17">기타</text:p>
          </table:table-cell>
          <table:table-cell table:style-name="표1.B5" office:value-type="string">
            <text:p text:style-name="P16">개발 환경</text:p>
          </table:table-cell>
          <table:table-cell table:style-name="표1.B2" table:number-columns-spanned="3" office:value-type="string">
            <text:p text:style-name="P1">Eclipse, Oracle, javaFx, SVN</text:p>
          </table:table-cell>
          <table:covered-table-cell/>
          <table:covered-table-cell/>
        </table:table-row>
        <table:table-row table:style-name="표1.4">
          <table:covered-table-cell/>
          <table:table-cell table:style-name="표1.B5" office:value-type="string">
            <text:p text:style-name="P13">선수지식</text:p>
          </table:table-cell>
          <table:table-cell table:style-name="표1.B2" table:number-columns-spanned="3" office:value-type="string">
            <text:p text:style-name="P4">Java, Oracle, Mybatis, jstl</text:p>
            <text:p text:style-name="P1">API(주소, 메일,카카오페이,지도<text:span text:style-name="T1">)</text:span></text:p>
          </table:table-cell>
          <table:covered-table-cell/>
          <table:covered-table-cell/>
        </table:table-row>
        <table:table-row table:style-name="표1.4">
          <table:table-cell table:style-name="표1.A2" office:value-type="string">
            <text:p text:style-name="P4">프로젝트 </text:p>
            <text:p text:style-name="P4">예상</text:p>
            <text:p text:style-name="P4">소요 시간</text:p>
          </table:table-cell>
          <table:table-cell table:style-name="표1.B5" office:value-type="string">
            <text:p text:style-name="P13">주말 포함 여부</text:p>
          </table:table-cell>
          <table:table-cell table:style-name="표1.B2" table:number-columns-spanned="3" office:value-type="string">
            <text:p text:style-name="P1"><text:span text:style-name="T1">2024</text:span>.<text:span text:style-name="T1">12.24</text:span> ~ <text:span text:style-name="T1">2025</text:span>.<text:span text:style-name="T1">01</text:span>.<text:span text:style-name="T1">08</text:span> <text:span text:style-name="T1">(주말 포함 </text:span>약 672시간<text:span text:style-name="T1">)</text:span>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"/>
    <style:font-face style:name="OpenSymbol" svg:font-family="OpenSymbol"/>
    <style:font-face style:name="맑은 고딕1" svg:font-family="'맑은 고딕'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바탕글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No_20_Spacing" style:display-name="No Spacing" style:family="paragraph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class="chapter">
      <style:paragraph-properties fo:margin-left="0cm" fo:margin-right="0cm" fo:margin-top="0.423cm" fo:margin-bottom="0.212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style:font-name="Arial1" fo:font-size="16pt" fo:letter-spacing="normal" fo:font-weight="bold" style:letter-kerning="false" style:font-name-asian="Arial1" style:font-size-asian="16pt" style:font-weight-asian="bold" style:font-name-complex="Arial1" style:font-size-complex="16pt" style:font-weight-complex="bold"/>
    </style:style>
    <style:style style:name="Subtitle" style:family="paragraph" style:class="chapter">
      <style:paragraph-properties fo:margin-left="0cm" fo:margin-right="0cm" fo:margin-top="0cm" fo:margin-bottom="0.106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style:font-name="Arial1" fo:font-size="12pt" fo:letter-spacing="normal" style:letter-kerning="false" style:font-name-asian="Arial1" style:font-size-asian="12pt" style:font-name-complex="Arial1" style:font-size-complex="12pt"/>
    </style:style>
    <style:style style:name="heading_20_1" style:display-name="heading 1" style:family="paragraph">
      <style:paragraph-properties fo:margin-left="0cm" fo:margin-right="0cm" fo:margin-top="0cm" fo:margin-bottom="0.282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4pt" fo:letter-spacing="normal" style:letter-kerning="false" style:font-name-asian="Arial1" style:font-size-asian="14pt" style:font-name-complex="Arial1" style:font-size-complex="14pt"/>
    </style:style>
    <style:style style:name="heading_20_2" style:display-name="heading 2" style:family="paragraph">
      <style:paragraph-properties fo:margin-left="0cm" fo:margin-right="0cm" fo:margin-top="0cm" fo:margin-bottom="0.282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3" style:display-name="heading 3" style:family="paragraph">
      <style:paragraph-properties fo:margin-left="2.469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4" style:display-name="heading 4" style:family="paragraph">
      <style:paragraph-properties fo:margin-left="2.822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heading_20_5" style:display-name="heading 5" style:family="paragraph">
      <style:paragraph-properties fo:margin-left="3.175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6" style:display-name="heading 6" style:family="paragraph">
      <style:paragraph-properties fo:margin-left="3.528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heading_20_7" style:display-name="heading 7" style:family="paragraph">
      <style:paragraph-properties fo:margin-left="3.881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8" style:display-name="heading 8" style:family="paragraph">
      <style:paragraph-properties fo:margin-left="4.233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9" style:display-name="heading 9" style:family="paragraph">
      <style:paragraph-properties fo:margin-left="4.586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Quote" style:family="paragraph">
      <style:paragraph-properties fo:margin-left="1.524cm" fo:margin-right="1.524cm" fo:margin-top="0.353cm" fo:margin-bottom="0.282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fo:color="#404040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Intense_20_Quote" style:display-name="Intense Quote" style:family="paragraph">
      <style:paragraph-properties fo:margin-left="1.676cm" fo:margin-right="1.676cm" fo:margin-top="0.635cm" fo:margin-bottom="0.635cm" fo:line-height="160%" fo:text-align="center" style:justify-single-word="false" fo:text-indent="0cm" style:auto-text-indent="false" fo:padding="0cm" fo:border-left="none" fo:border-right="none" fo:border-top="0.011cm solid #5b9bd5" fo:border-bottom="0.011cm solid #5b9bd5" style:shadow="none" style:vertical-align="auto" style:snap-to-layout-grid="true"/>
      <style:text-properties fo:color="#5b9bd5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List_20_Paragraph" style:display-name="List Paragraph" style:family="paragraph">
      <style:paragraph-properties fo:margin-left="1.4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Heading" style:display-name="TOC Heading" style:family="paragraph">
      <style:paragraph-properties fo:margin-left="0cm" fo:margin-right="0cm" fo:margin-top="0cm" fo:margin-bottom="0cm" fo:line-height="160%" fo:text-align="start" style:justify-single-word="false" fo:text-indent="0cm" style:auto-text-indent="false" fo:padding="0cm" fo:border="none" style:shadow="none" style:vertical-align="auto" style:snap-to-layout-grid="true"/>
      <style:text-properties fo:color="#2e74b5" style:font-name="Arial1" fo:font-size="16pt" fo:letter-spacing="normal" style:letter-kerning="false" style:font-name-asian="Arial1" style:font-size-asian="16pt" style:font-name-complex="Arial1" style:font-size-complex="16pt"/>
    </style:style>
    <style:style style:name="toc_20_1" style:display-name="toc 1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2" style:display-name="toc 2" style:family="paragraph">
      <style:paragraph-properties fo:margin-left="0.75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3" style:display-name="toc 3" style:family="paragraph">
      <style:paragraph-properties fo:margin-left="1.4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4" style:display-name="toc 4" style:family="paragraph">
      <style:paragraph-properties fo:margin-left="2.24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5" style:display-name="toc 5" style:family="paragraph">
      <style:paragraph-properties fo:margin-left="2.9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6" style:display-name="toc 6" style:family="paragraph">
      <style:paragraph-properties fo:margin-left="3.74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7" style:display-name="toc 7" style:family="paragraph">
      <style:paragraph-properties fo:margin-left="4.49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8" style:display-name="toc 8" style:family="paragraph">
      <style:paragraph-properties fo:margin-left="5.24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9" style:display-name="toc 9" style:family="paragraph">
      <style:paragraph-properties fo:margin-left="5.997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본문" style:family="paragraph">
      <style:paragraph-properties fo:margin-left="0.52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개요_20_1" style:display-name="개요 1" style:family="paragraph">
      <style:paragraph-properties fo:margin-left="0.353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개요_20_2" style:display-name="개요 2" style:family="paragraph">
      <style:paragraph-properties fo:margin-left="0.706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개요_20_3" style:display-name="개요 3" style:family="paragraph">
      <style:paragraph-properties fo:margin-left="1.05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개요_20_4" style:display-name="개요 4" style:family="paragraph">
      <style:paragraph-properties fo:margin-left="1.411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개요_20_5" style:display-name="개요 5" style:family="paragraph">
      <style:paragraph-properties fo:margin-left="1.764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개요_20_6" style:display-name="개요 6" style:family="paragraph">
      <style:paragraph-properties fo:margin-left="2.117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개요_20_7" style:display-name="개요 7" style:family="paragraph">
      <style:paragraph-properties fo:margin-left="2.46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쪽_20_번호" style:display-name="쪽 번호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1" fo:font-size="10pt" fo:letter-spacing="normal" style:letter-kerning="false" style:font-name-asian="맑은 고딕1" style:font-size-asian="10pt" style:font-name-complex="맑은 고딕1" style:font-size-complex="10pt"/>
    </style:style>
    <style:style style:name="머리말" style:family="paragraph">
      <style:paragraph-properties fo:margin-left="0cm" fo:margin-right="0cm" fo:margin-top="0cm" fo:margin-bottom="0cm" fo:line-height="150%" fo:text-align="justify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1" fo:font-size="9pt" fo:letter-spacing="normal" style:letter-kerning="false" style:font-name-asian="맑은 고딕1" style:font-size-asian="9pt" style:font-name-complex="맑은 고딕1" style:font-size-complex="9pt"/>
    </style:style>
    <style:style style:name="Footnote" style:family="paragraph" style:class="extra">
      <style:paragraph-properties fo:margin-left="0.462cm" fo:margin-right="0cm" fo:margin-top="0cm" fo:margin-bottom="0cm" fo:line-height="130%" fo:text-align="justify" style:justify-single-word="false" fo:text-indent="-0.462cm" style:auto-text-indent="false" fo:padding="0cm" fo:border="none" style:shadow="none" style:vertical-align="auto" style:snap-to-layout-grid="true"/>
      <style:text-properties style:font-name="맑은 고딕1" fo:font-size="9pt" fo:letter-spacing="normal" style:letter-kerning="false" style:font-name-asian="맑은 고딕1" style:font-size-asian="9pt" style:font-name-complex="맑은 고딕1" style:font-size-complex="9pt"/>
    </style:style>
    <style:style style:name="Endnote" style:family="paragraph" style:class="extra">
      <style:paragraph-properties fo:margin-left="0.462cm" fo:margin-right="0cm" fo:margin-top="0cm" fo:margin-bottom="0cm" fo:line-height="130%" fo:text-align="justify" style:justify-single-word="false" fo:text-indent="-0.462cm" style:auto-text-indent="false" fo:padding="0cm" fo:border="none" style:shadow="none" style:vertical-align="auto" style:snap-to-layout-grid="true"/>
      <style:text-properties style:font-name="맑은 고딕1" fo:font-size="9pt" fo:letter-spacing="normal" style:letter-kerning="false" style:font-name-asian="맑은 고딕1" style:font-size-asian="9pt" style:font-name-complex="맑은 고딕1" style:font-size-complex="9pt"/>
    </style:style>
    <style:style style:name="메모" style:family="paragraph">
      <style:paragraph-properties fo:margin-left="0cm" fo:margin-right="0cm" fo:margin-top="0cm" fo:margin-bottom="0cm" fo:line-height="130%" fo:text-align="start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1" fo:font-size="9pt" fo:letter-spacing="-0.016cm" style:letter-kerning="false" style:font-name-asian="맑은 고딕1" style:font-size-asian="9pt" style:font-name-complex="맑은 고딕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Subtle_20_Emphasis" style:display-name="Subtle Emphasis" style:family="text">
      <style:text-properties fo:color="#404040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Emphasis" style:family="text">
      <style:text-properties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Intense_20_Emphasis" style:display-name="Intense Emphasis" style:family="text">
      <style:text-properties fo:color="#5b9bd5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Strong" style:family="text"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Subtle_20_Reference" style:display-name="Subtle Reference" style:family="text">
      <style:text-properties fo:color="#5a5a5a" style:font-name="Arial1" fo:font-size="10pt" fo:letter-spacing="normal" style:letter-kerning="false" style:font-name-asian="Arial1" style:font-size-asian="10pt" style:font-name-complex="Arial1" style:font-size-complex="10pt"/>
    </style:style>
    <style:style style:name="Intense_20_Reference" style:display-name="Intense Reference" style:family="text">
      <style:text-properties fo:color="#5b9bd5"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Book_20_Title" style:display-name="Book Title" style:family="text">
      <style:text-properties style:font-name="Arial1" fo:font-size="10pt" fo:letter-spacing="normal" fo:font-style="italic" fo:font-weight="bold" style:letter-kerning="false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language-asian="ko" style:country-asian="KR" style:font-name-complex="OpenSymbol"/>
    </style:style>
    <style:style style:name="Numbering_20_Symbols" style:display-name="Numbering Symbols" style:family="text">
      <style:text-properties style:language-asian="ko" style:country-asian="K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suffix=")" style:num-format="1" text:start-value="0" text:footnotes-position="page" text:start-numbering-at="page"/>
    <text:notes-configuration text:note-class="endnote" text:citation-style-name="Endnote_20_Symbol" text:master-page-name="Endnote" style:num-suffix=")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3cm" fo:margin-right="3cm" fo:border="none" fo:padding="0cm" style:shadow="none" style:writing-mode="lr-tb" style:footnote-max-height="0cm">
        <style:columns fo:column-count="1" fo:column-gap="0cm">
          <style:column-sep style:width="0.011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프로젝트 수행 계획서</dc:title>
    <dc:description/>
    <dc:subject/>
    <meta:keyword/>
    <meta:creation-date>2016-01-21T00:04:18.000</meta:creation-date>
    <meta:print-date>2018-12-17T10:43:36.000000000</meta:print-date>
    <meta:generator>OpenOffice/4.1.7$Win32 OpenOffice.org_project/417m1$Build-9800</meta:generator>
    <dc:date>2024-12-11T21:53:50.90</dc:date>
    <meta:editing-duration>PT15H21M4S</meta:editing-duration>
    <meta:editing-cycles>68</meta:editing-cycles>
    <dc:creator>영신 김</dc:creator>
    <meta:document-statistic meta:table-count="1" meta:image-count="0" meta:object-count="0" meta:page-count="7" meta:paragraph-count="262" meta:word-count="3483" meta:character-count="6197"/>
  </office:meta>
</office:document-meta>
</file>